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8753" officeooo:paragraph-rsid="00148753"/>
    </style:style>
    <style:style style:name="P2" style:family="paragraph" style:parent-style-name="Standard">
      <style:text-properties officeooo:rsid="00159bd4" officeooo:paragraph-rsid="00159bd4"/>
    </style:style>
    <style:style style:name="P3" style:family="paragraph" style:parent-style-name="Standard">
      <style:text-properties officeooo:rsid="0015b392" officeooo:paragraph-rsid="0015b392"/>
    </style:style>
    <style:style style:name="P4" style:family="paragraph" style:parent-style-name="Standard">
      <style:text-properties officeooo:paragraph-rsid="001868b8"/>
    </style:style>
    <style:style style:name="P5" style:family="paragraph" style:parent-style-name="Standard" style:list-style-name="L1">
      <style:text-properties officeooo:rsid="00148753" officeooo:paragraph-rsid="00148753"/>
    </style:style>
    <style:style style:name="P6" style:family="paragraph" style:parent-style-name="Standard" style:list-style-name="L2">
      <style:text-properties officeooo:rsid="00148753" officeooo:paragraph-rsid="00148753"/>
    </style:style>
    <style:style style:name="P7" style:family="paragraph" style:parent-style-name="Standard">
      <style:text-properties officeooo:rsid="00148753" officeooo:paragraph-rsid="0015b392"/>
    </style:style>
    <style:style style:name="P8" style:family="paragraph" style:parent-style-name="Standard" style:list-style-name="L2">
      <style:text-properties officeooo:paragraph-rsid="00148753"/>
    </style:style>
    <style:style style:name="P9" style:family="paragraph" style:parent-style-name="Standard" style:list-style-name="L2">
      <style:text-properties officeooo:rsid="00151204" officeooo:paragraph-rsid="00151204"/>
    </style:style>
    <style:style style:name="P10" style:family="paragraph" style:parent-style-name="Standard" style:list-style-name="L3">
      <style:text-properties officeooo:rsid="00159bd4" officeooo:paragraph-rsid="00159bd4"/>
    </style:style>
    <style:style style:name="P11" style:family="paragraph" style:parent-style-name="Standard" style:list-style-name="L4">
      <style:text-properties officeooo:rsid="0015b392" officeooo:paragraph-rsid="0015b392"/>
    </style:style>
    <style:style style:name="P12" style:family="paragraph" style:parent-style-name="Standard" style:list-style-name="L5">
      <style:text-properties officeooo:rsid="0015b392" officeooo:paragraph-rsid="0015b392"/>
    </style:style>
    <style:style style:name="P13" style:family="paragraph" style:parent-style-name="Standard">
      <style:text-properties officeooo:rsid="00198dc2" officeooo:paragraph-rsid="00198dc2"/>
    </style:style>
    <style:style style:name="P14" style:family="paragraph" style:parent-style-name="Standard">
      <style:text-properties officeooo:paragraph-rsid="0019b97e"/>
    </style:style>
    <style:style style:name="P15" style:family="paragraph" style:parent-style-name="Standard">
      <style:text-properties officeooo:rsid="0019b97e" officeooo:paragraph-rsid="0019b97e"/>
    </style:style>
    <style:style style:name="P16" style:family="paragraph" style:parent-style-name="Standard" style:list-style-name="L6"/>
    <style:style style:name="P17" style:family="paragraph" style:parent-style-name="Standard" style:list-style-name="L6">
      <style:text-properties officeooo:paragraph-rsid="001a4571"/>
    </style:style>
    <style:style style:name="P18" style:family="paragraph" style:parent-style-name="Standard" style:list-style-name="L6">
      <style:text-properties officeooo:rsid="001a4571" officeooo:paragraph-rsid="001a4571"/>
    </style:style>
    <style:style style:name="P19" style:family="paragraph" style:parent-style-name="Standard" style:list-style-name="L6">
      <style:text-properties officeooo:rsid="001ab1b7" officeooo:paragraph-rsid="001ab1b7"/>
    </style:style>
    <style:style style:name="P20" style:family="paragraph" style:parent-style-name="Standard">
      <style:text-properties officeooo:rsid="001ab1b7" officeooo:paragraph-rsid="001ab1b7"/>
    </style:style>
    <style:style style:name="P21" style:family="paragraph" style:parent-style-name="Standard" style:list-style-name="L7">
      <style:text-properties officeooo:rsid="001ab1b7" officeooo:paragraph-rsid="001ab1b7"/>
    </style:style>
    <style:style style:name="P22" style:family="paragraph" style:parent-style-name="Standard" style:list-style-name="L7">
      <style:text-properties officeooo:rsid="001b3a36" officeooo:paragraph-rsid="001b3a36"/>
    </style:style>
    <style:style style:name="P23" style:family="paragraph" style:parent-style-name="Standard" style:list-style-name="L7">
      <style:text-properties officeooo:rsid="001c550e" officeooo:paragraph-rsid="001c550e"/>
    </style:style>
    <style:style style:name="P24" style:family="paragraph" style:parent-style-name="Standard">
      <style:text-properties officeooo:rsid="001c550e" officeooo:paragraph-rsid="001c550e"/>
    </style:style>
    <style:style style:name="P25" style:family="paragraph" style:parent-style-name="Standard" style:list-style-name="L8">
      <style:text-properties officeooo:rsid="001c550e" officeooo:paragraph-rsid="001c550e"/>
    </style:style>
    <style:style style:name="P26" style:family="paragraph" style:parent-style-name="Standard">
      <style:text-properties officeooo:paragraph-rsid="001c550e"/>
    </style:style>
    <style:style style:name="P27" style:family="paragraph" style:parent-style-name="Standard">
      <style:text-properties officeooo:paragraph-rsid="001c809b"/>
    </style:style>
    <style:style style:name="P28" style:family="paragraph" style:parent-style-name="Standard">
      <style:text-properties officeooo:rsid="001c809b" officeooo:paragraph-rsid="001c809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98dc2"/>
    </style:style>
    <style:style style:name="T4" style:family="text">
      <style:text-properties officeooo:rsid="0019b97e"/>
    </style:style>
    <style:style style:name="T5" style:family="text">
      <style:text-properties officeooo:rsid="001a4571"/>
    </style:style>
    <style:style style:name="T6" style:family="text">
      <style:text-properties officeooo:rsid="001ab1b7"/>
    </style:style>
    <style:style style:name="T7" style:family="text">
      <style:text-properties officeooo:rsid="001c550e"/>
    </style:style>
    <style:style style:name="T8" style:family="text">
      <style:text-properties officeooo:rsid="001c80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91in" fo:text-indent="-0.25in" fo:margin-left="0.62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91in" fo:text-indent="-0.25in" fo:margin-left="0.87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91in" fo:text-indent="-0.25in" fo:margin-left="1.12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91in" fo:text-indent="-0.25in" fo:margin-left="1.37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91in" fo:text-indent="-0.25in" fo:margin-left="1.62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91in" fo:text-indent="-0.25in" fo:margin-left="1.87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91in" fo:text-indent="-0.25in" fo:margin-left="2.12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91in" fo:text-indent="-0.25in" fo:margin-left="2.37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91in" fo:text-indent="-0.25in" fo:margin-left="2.62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91in" fo:text-indent="-0.25in" fo:margin-left="2.8791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Final</text:span> report for the UNC subcontract with JLabs for the LQCD SciDAC 4.</text:p>
      <text:p text:style-name="P13">May 31, 2019</text:p>
      <text:p text:style-name="P13"/>
      <text:p text:style-name="Standard">Robert Fowler -- PI for UNC <text:span text:style-name="T3">Subcontract.</text:span></text:p>
      <text:p text:style-name="Standard"/>
      <text:p text:style-name="Standard">This is a collection of raw text fragments to be integrated into JLab's report.</text:p>
      <text:p text:style-name="Standard">Note that there are embedded comments &lt;&lt;Bracketed like this&gt;&gt; that</text:p>
      <text:p text:style-name="Standard">can/should be removed from the final.</text:p>
      <text:p text:style-name="Standard"/>
      <text:p text:style-name="Standard">Period of reporting for the UNC sub-contract <text:s/>12/<text:span text:style-name="T3">5</text:span>/201<text:span text:style-name="T3">88</text:span> to <text:span text:style-name="T3">5/31/2019</text:span>.</text:p>
      <text:p text:style-name="Standard"/>
      <text:p text:style-name="Standard">&lt;&lt;Materials below organized by the requirements list from Ted.&gt;&gt;</text:p>
      <text:p text:style-name="Standard"/>
      <text:p text:style-name="Standard">1) <text:s/>Project participants:</text:p>
      <text:p text:style-name="Standard"/>
      <text:p text:style-name="Standard">Robert Fowler, Ph.D. UNC/RENC . <text:s/>Director of High Performance Computing</text:p>
      <text:p text:style-name="Standard">at RENCI and Adjunct Professor of Computer Science at UNC Chapel Hill.</text:p>
      <text:p text:style-name="Standard"/>
      <text:p text:style-name="Standard">Project role: <text:s/>Research contributions as Ph.D. advisior to Diptorup Deb.</text:p>
      <text:p text:style-name="Standard">Active participation in the design and implementation of the QUARC</text:p>
      <text:p text:style-name="Standard">framework.</text:p>
      <text:p text:style-name="Standard"/>
      <text:p text:style-name="Standard">Fowler was supported at <text:span text:style-name="T3">14.5</text:span>% from 12/1<text:span text:style-name="T3">8</text:span> through <text:span text:style-name="T3">5</text:span>/18. <text:s/></text:p>
      <text:p text:style-name="Standard"/>
      <text:p text:style-name="Standard">Diptorup Deb, UNC/RENCI. <text:s/>Ph.D. Candidate in Computer Science at</text:p>
      <text:p text:style-name="Standard">UNC Chapel Hill. <text:s text:c="2"/>Principal researcher in the design and implementation of</text:p>
      <text:p text:style-name="P14">QUARC. <text:s/>This is the subject of Deb's Ph.D. dissertation “A<text:span text:style-name="T3">utomating </text:span><text:s/></text:p>
      <text:p text:style-name="P14">D<text:span text:style-name="T4">ata</text:span>-L<text:span text:style-name="T4">ayout</text:span> D<text:span text:style-name="T4">ecisions</text:span> I<text:span text:style-name="T4">n</text:span> D<text:span text:style-name="T4">omain</text:span>-S<text:span text:style-name="T4">pecific Languages” which was successfully</text:span></text:p>
      <text:p text:style-name="P14"><text:span text:style-name="T4">defended in Spring of 2019. <text:s/>Diptorup graduated from UNC in May 2019. </text:span></text:p>
      <text:p text:style-name="P15">He will be taking a job with Intel Corporation.</text:p>
      <text:p text:style-name="Standard"/>
      <text:p text:style-name="P14"><text:span text:style-name="T4">One hundred percent of Diptorup’s graduate RA stipend was paid by this project.</text:span> </text:p>
      <text:p text:style-name="P14"/>
      <text:p text:style-name="P14"><text:s/></text:p>
      <text:p text:style-name="Standard"/>
      <text:p text:style-name="Standard">2) Progress</text:p>
      <text:p text:style-name="Standard"/>
      <text:p text:style-name="Standard">&lt;&lt;Intro material from the UNC SOW &gt;&gt;</text:p>
      <text:p text:style-name="Standard"/>
      <text:p text:style-name="Standard">QUARC represents the application to LQCD of methods for implementing statically</text:p>
      <text:p text:style-name="Standard">compiled data parallel domain-specific programming languages. <text:s text:c="2"/>In QUARC,</text:p>
      <text:p text:style-name="Standard">a domain-specific extension to C++ is defined using template meta-programming.</text:p>
      <text:p text:style-name="Standard">Unlike other approaches in which template expansion is used to perform localized</text:p>
      <text:p text:style-name="Standard">code and loop instantiation in the compiler front end, the instantiated templates</text:p>
      <text:p text:style-name="Standard">are not meant to be compiled into executable code using a standard compiler,</text:p>
      <text:p text:style-name="Standard">rather they are used to pass high-level abstract constructs and attributes of those</text:p>
      <text:p text:style-name="Standard">constructs transparently through a standard compiler front-end. <text:s/></text:p>
      <text:p text:style-name="Standard"/>
      <text:p text:style-name="Standard"><text:soft-page-break/>In prior work we demonstrated performance for QUARC-generated parallel</text:p>
      <text:p text:style-name="Standard">code competitive with QPhiX on shared memory domains using</text:p>
      <text:p text:style-name="Standard">Intel Xeon and Xeon Phi platforms. <text:s/></text:p>
      <text:p text:style-name="Standard"/>
      <text:p text:style-name="Standard"><text:span text:style-name="T4">In </text:span>first year <text:span text:style-name="T4">of the</text:span> UNC subcontract <text:span text:style-name="T4">we </text:span><text:s/>extend<text:span text:style-name="T4">ed</text:span> and generalize<text:span text:style-name="T4">d</text:span></text:p>
      <text:p text:style-name="Standard">QUARC to the full set of constructs needed to program full LQCD analysis codes.</text:p>
      <text:p text:style-name="Standard"/>
      <text:p text:style-name="P14"><text:span text:style-name="T4">During the second year we redesigned and re-implemented parts of QUARC</text:span></text:p>
      <text:p text:style-name="P15">to facilitate <text:s/>the integration <text:s/>of modules written in QUARC with existing </text:p>
      <text:p text:style-name="P14"><text:span text:style-name="T4">LQCD code bases. <text:s/>On</text:span> CPU-based systems, including</text:p>
      <text:p text:style-name="P14">Xeon Phi <text:span text:style-name="T4">Knights Landing, QUARC has been demonstrated to generate validated</text:span></text:p>
      <text:p text:style-name="P14"><text:span text:style-name="T4">code for several important LQCD kernel with performance comparable to that obtained</text:span></text:p>
      <text:p text:style-name="P14"><text:span text:style-name="T4">using the QphiX library</text:span>.</text:p>
      <text:p text:style-name="Standard"/>
      <text:p text:style-name="Standard"><text:span text:style-name="T5">Highlights of the implementation:</text:span></text:p>
      <text:p text:style-name="Standard"/>
      <text:list xml:id="list3020410409" text:style-name="L6">
        <text:list-item>
          <text:p text:style-name="P18">QUARC is based on using innovative compilation techniques for embedding domain specific languages into C++ for compilation using the existing LLVM compiler infrastructure. <text:s/>LLVM is competitive with the best commercial compilers and it is supported by many major corporations and DOE national labs. <text:s/>QUARC uses much of LLVM’s native optimization infrastructure for both high- and low-level optimization.</text:p>
        </text:list-item>
        <text:list-item>
          <text:p text:style-name="P19">A unique contribution <text:s/>of QUARC is that it supports an implicitly data-parallel array language model. <text:s/>This allows analyses to be performed at an abstract level. <text:s/>This is used to drive data layout transformations to enable generation of cache-friendly code and extremely efficient vectorized code that is up to 2X faster than standard commercial methods.</text:p>
        </text:list-item>
        <text:list-item>
          <text:p text:style-name="P17">QUARC code generation <text:span text:style-name="T5">uses polyhedral compilation methods to partition the application problem for parallel execution. <text:s/></text:span><text:s/>This includes <text:s/>automatic identification of halo <text:s/>data to be shared, <text:s text:c="2"/>buffer management, data <text:span text:style-name="T5">marshaling</text:span>, and message transport/sharing. <text:s/><text:span text:style-name="T5">Because an appropriate Open MP for LLVM did not exist for most of the project, QUARC uses </text:span>M<text:span text:style-name="T5">PI</text:span>-3 <text:span text:style-name="T5">shared memory </text:span>on a node and MPI-2 single-sided communication across nodes.</text:p>
        </text:list-item>
        <text:list-item>
          <text:p text:style-name="P16"><text:span text:style-name="T6">The QUARC</text:span> array transformation system <text:s/>support<text:span text:style-name="T6">s modules that can be embedded in</text:span> full programs rather than single-kernel benchmarks. This has included a simplification and <text:s/>eneralization of the notation for the transformations into an array transformation language <text:s/>ATL) that can be generated from a variety of sources to optimize the code. <text:s/>T<text:span text:style-name="T6">his facilitates</text:span></text:p>
          <text:p text:style-name="P19">autotuning.</text:p>
          <text:p text:style-name="P16"><text:s text:c="2"/></text:p>
        </text:list-item>
      </text:list>
      <text:p text:style-name="P20">Some highlights of the performance results:</text:p>
      <text:list xml:id="list489314782" text:style-name="L7">
        <text:list-item>
          <text:p text:style-name="P21">We determined that appropriate data layout transformations such as used in QPhiX and QUARC are essential for getting the best performance. <text:s text:c="3"/>For most architectures we determined that there is an intuitive set of transformations that are equivalent to one another within a few percent. <text:s/>Small differences occur due to the number of instructions needed to deal with boundaries between subproblems, cache friendliness, and other details. <text:s/>Thus, <text:s/>a good <text:s/>guess will result in “really good” code, but to get the last few percent will require either <text:s/>empirical experimentation (autotuning) or the use of a detailed architectural description of the <text:s/>system.</text:p>
        </text:list-item>
        <text:list-item>
          <text:p text:style-name="P22">For Wilson and K-S Dslash kernels, QUARC generates code within a few percent (either way)</text:p>
          <text:p text:style-name="P22">of QphiX. <text:s text:c="3"/>QphiX <text:span text:style-name="T7">can be 15 to 20 percent faster than QUARC because QphiX co-schedules adjacent fragments of the lattice to take advantage of shared L2 caches.</text:span></text:p>
        </text:list-item>
        <text:list-item>
          <text:p text:style-name="P23"><text:soft-page-break/>A complete conjugant gradient solver using the K-S Dslash was implemented for MILC. <text:s/>This solver is 2X faster than the solver in the MILC distribution. <text:s/>This solver is a drop in replacement for the one in the distribution. <text:s/>Because a data layout transformation is performed at the beginning and end of each solve, the amount of available speedup increases as the size of the problem increases.</text:p>
        </text:list-item>
        <text:list-item>
          <text:p text:style-name="P23">We are pursuing an effort beyond the funding of this project to use QUARC in other domains.</text:p>
        </text:list-item>
      </text:list>
      <text:p text:style-name="P20"/>
      <text:p text:style-name="P24">Status of the code:</text:p>
      <text:list xml:id="list3829209546" text:style-name="L8">
        <text:list-item>
          <text:p text:style-name="P25">QUARC is open source.</text:p>
        </text:list-item>
        <text:list-item>
          <text:p text:style-name="P25">It is currently in a GIT repository on Bitbucket. <text:s/>Diptorup is pursuing the option of relocating it to the Jlab Github. </text:p>
        </text:list-item>
      </text:list>
      <text:p text:style-name="P20"/>
      <text:p text:style-name="P26">(3) <text:span text:style-name="T7">QUARC</text:span> Publications .</text:p>
      <text:p text:style-name="Standard"/>
      <text:p text:style-name="P27"><text:span text:style-name="T8">Diptorup Deb, </text:span>“A<text:span text:style-name="T3">utomating </text:span>D<text:span text:style-name="T4">ata</text:span>-L<text:span text:style-name="T4">ayout</text:span> D<text:span text:style-name="T4">ecisions</text:span> I<text:span text:style-name="T4">n</text:span> D<text:span text:style-name="T4">omain</text:span>-S<text:span text:style-name="T4">pecific Languages”, Ph.D. Dissertation, Department of Computer Science, University of North Carolina at Chapel Hill,</text:span></text:p>
      <text:p text:style-name="P28">May 2019. (Acknowledges funding on this project and previous SciDAC 3 funding.)</text:p>
      <text:p text:style-name="Standard"/>
      <text:p text:style-name="Standard">&lt;&lt; The following appeared during the overall project period, but before our</text:p>
      <text:p text:style-name="Standard">funding started in December.&gt;&gt;</text:p>
      <text:p text:style-name="Standard"/>
      <text:p text:style-name="Standard">Diptorup Deb, Robert J. Fowler, and Allan Porterfield. QUARC: an optimized DSL</text:p>
      <text:p text:style-name="Standard">framework using LLVM. In The Fourth Workshop on the LLVM Compiler</text:p>
      <text:p text:style-name="Standard">Infrastructure in HPC (LLVM-HPC2017), Denver, CO, November 2017. ACM SIGHPC. </text:p>
      <text:p text:style-name="P28">(acknowledges SciDAC3.)</text:p>
      <text:p text:style-name="Standard"/>
      <text:p text:style-name="Standard">Diptorup Deb, Robert Fowler, and Allan Porterfield. <text:span text:style-name="Emphasis">QUARC: An Array Programming Approach to High Performance Computing</text:span>, volume 10136 of <text:span text:style-name="Emphasis">Lecture Notes in Computer Science</text:span>. Springer International Publishing, Rochester, NY, September 2016. <text:span text:style-name="T8">(acknowledges SciDAC 3.)</text:span></text:p>
      <text:p text:style-name="Standard"/>
      <text:p text:style-name="Standard">(4) Reports and other Documents.</text:p>
      <text:p text:style-name="Standard"/>
      <text:p text:style-name="Standard">RENCI TR-18-01 QUARC: A DSL Framework to Achieve Mixed-mode</text:p>
      <text:p text:style-name="Standard">Parallelism Using a System of Array Transformations,</text:p>
      <text:p text:style-name="Standard">Diptorup Deb, Robert Fowler, and Allan Porterfield, January, 2018. <text:span text:style-name="T8">(acknowledges this project)</text:span></text:p>
      <text:p text:style-name="Standard"/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8299in" fo:margin-bottom="0.8299in" fo:margin-left="0.8299in" fo:margin-right="0.82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7:29:12.806892023</meta:creation-date>
    <dc:date>2019-05-31T14:57:50.555624516</dc:date>
    <meta:editing-duration>PT45M10S</meta:editing-duration>
    <meta:editing-cycles>7</meta:editing-cycles>
    <meta:generator>LibreOffice/6.2.3.2$Linux_X86_64 LibreOffice_project/20$Build-2</meta:generator>
    <meta:printed-by>ppp</meta:printed-by>
    <meta:print-date>2019-05-30T14:16:16.991321148</meta:print-date>
    <meta:document-statistic meta:table-count="0" meta:image-count="0" meta:object-count="0" meta:page-count="3" meta:paragraph-count="74" meta:word-count="1055" meta:character-count="6945" meta:non-whitespace-character-count="5912"/>
  </office:meta>
</office:document-meta>
</file>